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fo:font-weight="normal" officeooo:rsid="00452a17" officeooo:paragraph-rsid="00452a17" style:font-weight-asian="normal" style:font-name-complex="Arial" style:font-weight-complex="normal"/>
    </style:style>
    <style:style style:name="P5" style:family="paragraph" style:parent-style-name="Standard">
      <style:paragraph-properties fo:margin-top="0.212cm" fo:margin-bottom="0cm" style:contextual-spacing="false"/>
      <style:text-properties style:font-name="Arial" fo:font-weight="normal" officeooo:rsid="00397a7f" officeooo:paragraph-rsid="0051475b" style:font-weight-asian="normal" style:font-name-complex="Arial" style:font-weight-complex="normal"/>
    </style:style>
    <style:style style:name="P6" style:family="paragraph" style:parent-style-name="Standard">
      <style:paragraph-properties fo:margin-top="0.212cm" fo:margin-bottom="0cm" style:contextual-spacing="false"/>
      <style:text-properties style:font-name="Arial" officeooo:rsid="004abcc2" officeooo:paragraph-rsid="004f6430" style:font-name-complex="Arial"/>
    </style:style>
    <style:style style:name="P7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Arial" officeooo:rsid="00363a6c" officeooo:paragraph-rsid="004120dc" style:font-name-complex="Arial"/>
    </style:style>
    <style:style style:name="P8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solid" style:text-underline-width="auto" style:text-underline-color="font-color" fo:font-weight="bold" officeooo:rsid="00397a7f" officeooo:paragraph-rsid="004120dc" style:font-style-asian="italic" style:font-weight-asian="bold" style:font-name-complex="Arial" style:font-style-complex="italic" style:font-weight-complex="bold"/>
    </style:style>
    <style:style style:name="P9" style:family="paragraph" style:parent-style-name="Standard">
      <style:paragraph-properties fo:margin-top="0.212cm" fo:margin-bottom="0cm" style:contextual-spacing="false"/>
      <style:text-properties style:font-name="Arial" fo:font-style="normal" style:text-underline-style="none" fo:font-weight="normal" officeooo:rsid="0052380d" officeooo:paragraph-rsid="0052380d" style:font-style-asian="normal" style:font-weight-asian="normal" style:font-name-complex="Arial" style:font-style-complex="normal" style:font-weight-complex="normal"/>
    </style:style>
    <style:style style:name="P10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11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12" style:family="paragraph" style:parent-style-name="Standard">
      <style:paragraph-properties fo:margin-top="0.212cm" fo:margin-bottom="0cm" style:contextual-spacing="false"/>
      <style:text-properties officeooo:rsid="0043698a" officeooo:paragraph-rsid="0043698a"/>
    </style:style>
    <style:style style:name="P13" style:family="paragraph" style:parent-style-name="Standard">
      <style:paragraph-properties fo:margin-top="0.212cm" fo:margin-bottom="0cm" style:contextual-spacing="false"/>
      <style:text-properties officeooo:paragraph-rsid="0052380d"/>
    </style:style>
    <style:style style:name="P14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15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6" style:family="paragraph" style:parent-style-name="Standard" style:list-style-name="L1">
      <style:paragraph-properties fo:margin-top="0.212cm" fo:margin-bottom="0cm" style:contextual-spacing="false"/>
      <style:text-properties style:font-name="Arial" fo:font-style="normal" style:text-underline-style="none" fo:font-weight="normal" officeooo:rsid="00503d3a" officeooo:paragraph-rsid="0052380d" style:font-style-asian="normal" style:font-weight-asian="normal" style:font-name-complex="Arial" style:font-style-complex="normal" style:font-weight-complex="normal"/>
    </style:style>
    <style:style style:name="P17" style:family="paragraph" style:parent-style-name="Standard" style:list-style-name="L1">
      <style:paragraph-properties fo:margin-top="0.212cm" fo:margin-bottom="0cm" style:contextual-spacing="false"/>
      <style:text-properties style:font-name="Arial" fo:font-style="normal" style:text-underline-style="none" fo:font-weight="normal" officeooo:rsid="0050a07f" officeooo:paragraph-rsid="0050a07f" style:font-style-asian="normal" style:font-weight-asian="normal" style:font-name-complex="Arial" style:font-style-complex="normal" style:font-weight-complex="normal"/>
    </style:style>
    <style:style style:name="P18" style:family="paragraph" style:parent-style-name="Standard" style:list-style-name="L1">
      <style:paragraph-properties fo:margin-top="0.212cm" fo:margin-bottom="0cm" style:contextual-spacing="false"/>
      <style:text-properties style:font-name="Arial" fo:font-style="normal" style:text-underline-style="none" fo:font-weight="normal" officeooo:rsid="0050a07f" officeooo:paragraph-rsid="0052380d" style:font-style-asian="normal" style:font-weight-asian="normal" style:font-name-complex="Arial" style:font-style-complex="normal" style:font-weight-complex="normal"/>
    </style:style>
    <style:style style:name="P19" style:family="paragraph" style:parent-style-name="Standard" style:list-style-name="L1">
      <style:paragraph-properties fo:margin-top="0.212cm" fo:margin-bottom="0cm" style:contextual-spacing="false"/>
      <style:text-properties style:font-name="Arial" fo:font-size="10pt" fo:font-style="normal" style:text-underline-style="none" fo:font-weight="normal" officeooo:rsid="005417fc" officeooo:paragraph-rsid="005417f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margin-top="0.212cm" fo:margin-bottom="0cm" style:contextual-spacing="false"/>
      <style:text-properties style:font-name="Arial" fo:font-size="8pt" fo:font-style="normal" style:text-underline-style="none" fo:font-weight="normal" officeooo:rsid="005417fc" officeooo:paragraph-rsid="005417fc" style:font-size-asian="8pt" style:font-style-asian="normal" style:font-weight-asian="normal" style:font-name-complex="Arial" style:font-size-complex="8pt" style:font-style-complex="normal" style:font-weight-complex="normal"/>
    </style:style>
    <style:style style:name="P21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22" style:family="paragraph" style:parent-style-name="Standard">
      <style:paragraph-properties fo:margin-top="0.212cm" fo:margin-bottom="0cm" style:contextual-spacing="false"/>
      <style:text-properties style:font-name="Arial" style:text-underline-style="none" fo:font-weight="normal" officeooo:rsid="005694ca" officeooo:paragraph-rsid="005694ca" style:font-weight-asian="normal" style:font-name-complex="Arial" style:font-weight-complex="normal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5417fc" style:font-size-asian="14pt" style:font-weight-asian="bold" style:font-name-complex="Arial" style:font-size-complex="14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267b42" style:font-name-complex="Arial"/>
    </style:style>
    <style:style style:name="T5" style:family="text">
      <style:text-properties style:font-name="Arial" officeooo:rsid="00363a6c" style:font-name-complex="Arial"/>
    </style:style>
    <style:style style:name="T6" style:family="text">
      <style:text-properties style:font-name="Arial" officeooo:rsid="004f6430" style:font-name-complex="Arial"/>
    </style:style>
    <style:style style:name="T7" style:family="text">
      <style:text-properties style:font-name="Arial" officeooo:rsid="0052380d" style:font-name-complex="Arial"/>
    </style:style>
    <style:style style:name="T8" style:family="text">
      <style:text-properties style:font-name="Arial" officeooo:rsid="005417fc" style:font-name-complex="Arial"/>
    </style:style>
    <style:style style:name="T9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0" style:family="text">
      <style:text-properties style:font-name="Arial" fo:font-style="normal" style:text-underline-style="none" fo:font-weight="normal" officeooo:rsid="00503d3a" style:font-style-asian="normal" style:font-weight-asian="normal" style:font-name-complex="Arial" style:font-style-complex="normal" style:font-weight-complex="normal"/>
    </style:style>
    <style:style style:name="T11" style:family="text">
      <style:text-properties style:font-name="Arial" fo:font-style="normal" style:text-underline-style="none" fo:font-weight="normal" officeooo:rsid="0052380d" style:font-style-asian="normal" style:font-weight-asian="normal" style:font-name-complex="Arial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4f6430"/>
    </style:style>
    <style:style style:name="T14" style:family="text">
      <style:text-properties officeooo:rsid="0051475b"/>
    </style:style>
    <style:style style:name="T15" style:family="text">
      <style:text-properties fo:font-style="normal" style:text-underline-style="none" officeooo:rsid="0051475b" style:font-style-asian="normal" style:font-style-complex="normal"/>
    </style:style>
    <style:style style:name="T16" style:family="text">
      <style:text-properties fo:font-style="normal" style:text-underline-style="none" officeooo:rsid="0052380d" style:font-style-asian="normal" style:font-style-complex="normal"/>
    </style:style>
    <style:style style:name="T17" style:family="text">
      <style:text-properties officeooo:rsid="005417fc"/>
    </style:style>
    <style:style style:name="T18" style:family="text">
      <style:text-properties officeooo:rsid="0054ebb0"/>
    </style:style>
    <style:style style:name="T19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0"><text:span text:style-name="T1">Fiche d’anomalie N°</text:span><text:span text:style-name="T2">20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3">Date d’ouverture : </text:span><text:span text:style-name="T8">16</text:span><text:span text:style-name="T4">/0</text:span><text:span text:style-name="T8">6</text:span><text:span text:style-name="T4">/201</text:span><text:span text:style-name="T5">6</text:span></text:p>
          </table:table-cell>
          <table:table-cell table:style-name="Tableau1.B2" office:value-type="string">
            <text:p text:style-name="P11"><text:span text:style-name="T3">Date de clôture : <text:s text:c="21"/> 4</text:span><text:bookmark text:name="_1410176768"/><text:bookmark text:name="_1410177184"/><text:bookmark text:name="_1415458630"/><text:bookmark text:name="_1418046982"/><field:fieldmark-start text:name="__Fieldmark__67_1699650010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12">Intitulé : <text:span text:style-name="T17">Eparpillement des fichiers .ino</text:span></text:p>
            <text:p text:style-name="P13"><text:span text:style-name="T9">Description :</text:span><text:span text:style-name="T3"> </text:span><text:span text:style-name="T8">Entre l'ordinateur fixe, le portable et la clé USB, il n'est pas évident de retrouver ces fichiers.</text:span></text:p>
            <text:p text:style-name="P4"/>
            <text:p text:style-name="P8">Conclusion : </text:p>
            <text:p text:style-name="P9"/>
            <text:p text:style-name="P5"><text:span text:style-name="T12">Remède :</text:span> <text:s/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7"/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21">Analyse : </text:p>
            <text:p text:style-name="P22">Sur ordinateur fixe :</text:p>
            <text:list xml:id="list3347135680813328000" text:style-name="L1">
              <text:list-item>
                <text:p text:style-name="P19">/media/leruste/SAUVEGARDE/Données/SCAO/Arduino/E-Rupteur/E-Rupteur .ino</text:p>
              </text:list-item>
              <text:list-item>
                <text:p text:style-name="P20">/media/leruste/SAUVEGARDE/Données/SCAO/Projet_SCAO/Microcontroleur/Arduino/SCAO/SCAO.ino</text:p>
              </text:list-item>
              <text:list-item>
                <text:p text:style-name="P20">/media/leruste/SAUVEGARDE/Données/SCAO/AMC/NI/media/leruste/SAUVEGARDE/Données/SCAO/Projet_SCAO/Microcontroleur/Arduino/SCAO/<text:span text:style-name="T18">SCAO.ino</text:span></text:p>
              </text:list-item>
              <text:list-item>
                <text:p text:style-name="P20">/media/leruste/SAUVEGARDE/Données/SCAO/AMC/NI/media/leruste/SAUVEGARDE/Données/SCAO/Arduino/<text:span text:style-name="T18">E-rupteur.ino</text:span></text:p>
              </text:list-item>
            </text:list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SAUVEGARDE/Données/SCAO/Projet_SCAO/Anomalies/Fiche d'anomalie N°19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6-16T16:45:36.462308987</dc:date>
    <meta:print-date>2016-06-16T15:46:16.766473511</meta:print-date>
    <meta:editing-cycles>19</meta:editing-cycles>
    <meta:editing-duration>PT1H15M20S</meta:editing-duration>
    <meta:generator>LibreOffice/4.2.8.2$Linux_x86 LibreOffice_project/420m0$Build-2</meta:generator>
    <meta:document-statistic meta:table-count="2" meta:image-count="1" meta:object-count="0" meta:page-count="1" meta:paragraph-count="16" meta:word-count="63" meta:character-count="797" meta:non-whitespace-character-count="729"/>
  </office:meta>
</office:document-meta>
</file>